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EC000000F2F8A35E70610B0DB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fill-color="#fff200" draw:textarea-vertical-align="middle" draw:color-mode="standard" draw:luminance="0%" draw:contrast="0%" draw:gamma="100%" draw:red="0%" draw:green="0%" draw:blue="-1%" fo:clip="rect(0cm, 0cm, 0cm, 0cm)" draw:image-opacity="100%" style:mirror="none"/>
    </style:style>
    <style:style style:name="gr2" style:family="graphic" style:parent-style-name="standard">
      <style:graphic-properties svg:stroke-color="#fff200" draw:fill="solid" draw:fill-color="#fff200" draw:opacity="50%" draw:textarea-vertical-align="middle" draw:shadow-opacity="50%"/>
    </style:style>
    <style:style style:name="gr3" style:family="graphic" style:parent-style-name="objectwithoutfill">
      <style:graphic-properties svg:stroke-width="0.053cm" svg:stroke-color="#0066b3" draw:marker-start-width="0.279cm" draw:marker-end-width="0.279cm" draw:fill="none" draw:fill-color="#0066b3" draw:opacity="50%" draw:textarea-vertical-align="middle" fo:padding-top="0.151cm" fo:padding-bottom="0.151cm" fo:padding-left="0.276cm" fo:padding-right="0.276cm" draw:shadow-opacity="50%"/>
    </style:style>
    <style:style style:name="P1" style:family="paragraph">
      <loext:graphic-properties draw:fill-color="#fff200"/>
      <style:paragraph-properties fo:text-align="center"/>
    </style:style>
    <style:style style:name="P2" style:family="paragraph">
      <loext:graphic-properties draw:fill="solid" draw:fill-color="#fff200" draw:opacity="50%"/>
      <style:paragraph-properties fo:text-align="center"/>
    </style:style>
    <style:style style:name="P3" style:family="paragraph">
      <loext:graphic-properties draw:fill="none" draw:fill-color="#0066b3" draw:opacity="50%"/>
      <style:paragraph-properties fo:text-align="center"/>
    </style:style>
  </office:automatic-styles>
  <office:body>
    <office:drawing>
      <draw:page draw:name="page1" draw:style-name="dp1" draw:master-page-name="Default">
        <draw:frame draw:style-name="gr1" draw:text-style-name="P1" draw:layer="layout" svg:width="13.017cm" svg:height="6.402cm" svg:x="7.287cm" svg:y="7.731cm">
          <draw:image xlink:href="Pictures/10000000000001EC000000F2F8A35E70610B0DB7.png" xlink:type="simple" xlink:show="embed" xlink:actuate="onLoad">
            <text:p/>
          </draw:image>
        </draw:frame>
        <draw:path draw:style-name="gr2" draw:text-style-name="P2" draw:layer="layout" svg:width="1.025cm" svg:height="0.566cm" svg:x="18.9cm" svg:y="12.8cm" svg:viewBox="0 0 1026 567" svg:d="M1 0c21 176-76 451 182 512 189 45 377 80 595 33 292-63 203-293 248-463v-66z">
          <text:p/>
        </draw:path>
        <draw:path draw:style-name="gr2" draw:text-style-name="P2" draw:layer="layout" svg:width="1.04cm" svg:height="0.583cm" svg:x="17.744cm" svg:y="13.411cm" svg:viewBox="0 0 1041 584" svg:d="M0 33c66 187 121 461 363 497 183 28 433 150 546-100l99-215 33-198-115-17z">
          <text:p/>
        </draw:path>
        <draw:path draw:style-name="gr2" draw:text-style-name="P2" draw:layer="layout" svg:width="1cm" svg:height="0.556cm" svg:x="16.478cm" svg:y="12.171cm" svg:viewBox="0 0 1001 557" svg:d="M9 116c-42 200 59 501 347 430 217-53 590 136 645-215v-166l-33-165z">
          <text:p/>
        </draw:path>
        <draw:path draw:style-name="gr2" draw:text-style-name="P2" draw:layer="layout" svg:width="0.91cm" svg:height="0.693cm" svg:x="16.535cm" svg:y="13.378cm" svg:viewBox="0 0 911 694" svg:d="M1 17c-19 225 149 414 298 562 151 150 610 211 513-182l49-198 50-166-83-33z">
          <text:p/>
        </draw:path>
        <draw:path draw:style-name="gr2" draw:text-style-name="P2" draw:layer="layout" svg:width="0.852cm" svg:height="0.617cm" svg:x="14.106cm" svg:y="12.105cm" svg:viewBox="0 0 853 618" svg:d="M0 83c31 225 194 584 479 529 252-49 419-333 364-579l-33-33z">
          <text:p/>
        </draw:path>
        <draw:path draw:style-name="gr2" draw:text-style-name="P2" draw:layer="layout" svg:width="0.803cm" svg:height="0.534cm" svg:x="15.388cm" svg:y="12.75cm" svg:viewBox="0 0 804 535" svg:d="M41 50c-165 327 207 433 446 479 247 48 337-214 314-380l-16-149z">
          <text:p/>
        </draw:path>
        <draw:path draw:style-name="gr2" draw:text-style-name="P2" draw:layer="layout" svg:width="0.908cm" svg:height="0.711cm" svg:x="16.553cm" svg:y="10.947cm" svg:viewBox="0 0 909 712" svg:d="M0 17c69 251 173 520 413 661 222 130 400-141 447-314l49-165-33-182-33-17z">
          <text:p/>
        </draw:path>
        <draw:path draw:style-name="gr2" draw:text-style-name="P2" draw:layer="layout" svg:width="0.881cm" svg:height="0.661cm" svg:x="17.764cm" svg:y="10.799cm" svg:viewBox="0 0 882 662" svg:d="M13 115c-83 355 238 566 512 546 228-17 429-299 331-529l-33-132z">
          <text:p/>
        </draw:path>
        <draw:path draw:style-name="gr2" draw:text-style-name="P2" draw:layer="layout" svg:width="0.964cm" svg:height="0.778cm" svg:x="18.967cm" svg:y="11.526cm" svg:viewBox="0 0 965 779" svg:d="M0 0c61 306 268 527 480 728 174 164 537-100 479-347v-166l-99-165z">
          <text:p/>
        </draw:path>
        <draw:path draw:style-name="gr2" draw:text-style-name="P2" draw:layer="layout" svg:width="0.794cm" svg:height="0.654cm" svg:x="19.082cm" svg:y="10.336cm" svg:viewBox="0 0 795 655" svg:d="M1 0c20 222-83 571 232 644 235 55 530-99 562-363l-33-166-66-115z">
          <text:p/>
        </draw:path>
        <draw:path draw:style-name="gr2" draw:text-style-name="P2" draw:layer="layout" svg:width="0.685cm" svg:height="0.546cm" svg:x="19.01cm" svg:y="9.724cm" svg:viewBox="0 0 686 547" svg:d="M106 0c-237 186-42 515 248 545 331 34 335-336 331-512h-17z">
          <text:p/>
        </draw:path>
        <draw:path draw:style-name="gr2" draw:text-style-name="P2" draw:layer="layout" svg:width="0.813cm" svg:height="0.605cm" svg:x="15.342cm" svg:y="9.658cm" svg:viewBox="0 0 814 606" svg:d="M136 0c-56 149-311 508 66 595 267 62 405-141 513-298l99-182h-83z">
          <text:p/>
        </draw:path>
        <draw:path draw:style-name="gr2" draw:text-style-name="P2" draw:layer="layout" svg:width="0.888cm" svg:height="0.67cm" svg:x="15.218cm" svg:y="10.319cm" svg:viewBox="0 0 889 671" svg:d="M144 66c-242 140-160 480 100 579 273 104 507-117 545-347l100-199-17-99z">
          <text:p/>
        </draw:path>
        <draw:path draw:style-name="gr2" draw:text-style-name="P2" draw:layer="layout" svg:width="0.943cm" svg:height="0.573cm" svg:x="14.055cm" svg:y="10.914cm" svg:viewBox="0 0 944 574" svg:d="M34 33c-140 312 187 472 413 530 212 55 465-108 497-331l-34-182-148-50z">
          <text:p/>
        </draw:path>
        <draw:path draw:style-name="gr2" draw:text-style-name="P2" draw:layer="layout" svg:width="0.814cm" svg:height="0.627cm" svg:x="12.847cm" svg:y="10.865cm" svg:viewBox="0 0 815 628" svg:d="M101 49c-211 184-71 583 232 579 193-2 516-93 479-347l-49-166-166-115-132 16z">
          <text:p/>
        </draw:path>
        <draw:path draw:style-name="gr2" draw:text-style-name="P2" draw:layer="layout" svg:width="0.864cm" svg:height="0.713cm" svg:x="11.643cm" svg:y="10.336cm" svg:viewBox="0 0 865 714" svg:d="M147 0c-197 125-171 393-66 562 199 321 569 62 728-116 129-145 29-496-232-413l-181-33z">
          <text:p/>
        </draw:path>
        <draw:path draw:style-name="gr2" draw:text-style-name="P2" draw:layer="layout" svg:width="1.039cm" svg:height="0.618cm" svg:x="11.505cm" svg:y="9.674cm" svg:viewBox="0 0 1040 619" svg:d="M269 0c-668 197 80 806 380 562 123-100 491-61 364-330l-198-83-248-33-116-50z">
          <text:p/>
        </draw:path>
        <draw:path draw:style-name="gr2" draw:text-style-name="P2" draw:layer="layout" svg:width="0.668cm" svg:height="0.553cm" svg:x="12.907cm" svg:y="9.095cm" svg:viewBox="0 0 669 554" svg:d="M107 0c-108 176-233 476 166 546 332 58 342-221 396-397l-49-116z">
          <text:p/>
        </draw:path>
        <draw:path draw:style-name="gr2" draw:text-style-name="P2" draw:layer="layout" svg:width="1.032cm" svg:height="0.508cm" svg:x="13.984cm" svg:y="9.079cm" svg:viewBox="0 0 1033 509" svg:d="M436 0c-212-16-785 463-133 479 215 6 458 80 645-33 263-159-148-387-314-397l-49-16z">
          <text:p/>
        </draw:path>
        <draw:path draw:style-name="gr2" draw:text-style-name="P2" draw:layer="layout" svg:width="1.221cm" svg:height="0.587cm" svg:x="16.202cm" svg:y="9.046cm" svg:viewBox="0 0 1222 588" svg:d="M632 16c-204-37-1113 476-298 480 232 1 463-5 678 66 395 131 103-266 149-380l-66-166-16-16z">
          <text:p/>
        </draw:path>
        <draw:path draw:style-name="gr2" draw:text-style-name="P2" draw:layer="layout" svg:width="0.774cm" svg:height="0.475cm" svg:x="17.746cm" svg:y="9.128cm" svg:viewBox="0 0 775 476" svg:d="M262 0c-209-14-451 570-33 463 195-49 486 120 546-215v-181l-182-67z">
          <text:p/>
        </draw:path>
        <draw:path draw:style-name="gr2" draw:text-style-name="P2" draw:layer="layout" svg:width="0.888cm" svg:height="0.838cm" svg:x="9.435cm" svg:y="9.691cm" svg:viewBox="0 0 889 839" svg:d="M123 0c-225 226-102 529 50 727 179 233 533 55 661-115 201-267-215-374-281-596l-99-16z">
          <text:p/>
        </draw:path>
        <draw:path draw:style-name="gr2" draw:text-style-name="P2" draw:layer="layout" svg:width="0.96cm" svg:height="0.563cm" svg:x="9.428cm" svg:y="11.532cm" svg:viewBox="0 0 961 564" svg:d="M329 27c-214-120-488 187-215 381 196 139 374 100 562 148 259 66 399-312 165-413l-248-83-66-49z">
          <text:p/>
        </draw:path>
        <draw:path draw:style-name="gr2" draw:text-style-name="P2" draw:layer="layout" svg:width="0.915cm" svg:height="0.628cm" svg:x="9.426cm" svg:y="10.303cm" svg:viewBox="0 0 916 629" svg:d="M49 231c15 306 361 407 612 397 302-13 288-342 199-496-91-157-352-85-529-116l-182-16-149 165 82 33z">
          <text:p/>
        </draw:path>
        <draw:path draw:style-name="gr2" draw:text-style-name="P2" draw:layer="layout" svg:width="0.785cm" svg:height="0.698cm" svg:x="10.581cm" svg:y="12.138cm" svg:viewBox="0 0 786 699" svg:d="M168 33c-321 180-137 786 182 645 194-85 483 15 430-331l-17-231-99-116z">
          <text:p/>
        </draw:path>
        <draw:path draw:style-name="gr2" draw:text-style-name="P2" draw:layer="layout" svg:width="0.754cm" svg:height="0.672cm" svg:x="10.473cm" svg:y="10.898cm" svg:viewBox="0 0 755 673" svg:d="M325 0c-125 126-603 505-99 645 192 53 533 55 513-215l16-215-99-166-149-49z">
          <text:p/>
        </draw:path>
        <draw:path draw:style-name="gr2" draw:text-style-name="P2" draw:layer="layout" svg:width="0.65cm" svg:height="0.755cm" svg:x="11.669cm" svg:y="11.564cm" svg:viewBox="0 0 651 756" svg:d="M336 12c-401-97-434 417-148 661 305 260 386-163 446-314l17-182-133-149z">
          <text:p/>
        </draw:path>
        <draw:path draw:style-name="gr2" draw:text-style-name="P2" draw:layer="layout" svg:width="0.799cm" svg:height="0.534cm" svg:x="11.635cm" svg:y="12.733cm" svg:viewBox="0 0 800 535" svg:d="M404 33c-122 109-558-78-348 315 136 255 451 228 596 49l148-215-82-165-33-17z">
          <text:p/>
        </draw:path>
        <draw:path draw:style-name="gr2" draw:text-style-name="P2" draw:layer="layout" svg:width="0.958cm" svg:height="0.622cm" svg:x="12.689cm" svg:y="12.155cm" svg:viewBox="0 0 959 623" svg:d="M491 33c-192 77-561 161-480 397 71 206 461 259 744 99 222-125 317-473 0-430l-198-66-17-33z">
          <text:p/>
        </draw:path>
        <draw:path draw:style-name="gr2" draw:text-style-name="P2" draw:layer="layout" svg:width="1.03cm" svg:height="0.69cm" svg:x="15.182cm" svg:y="11.517cm" svg:viewBox="0 0 1031 691" svg:d="M478 42c-390-183-572 273-430 480 159 232 514 161 777 149 223-9 315-431 17-447l-166-83-132-66z">
          <text:p/>
        </draw:path>
        <draw:path draw:style-name="gr2" draw:text-style-name="P2" draw:layer="layout" svg:width="0.943cm" svg:height="0.633cm" svg:x="10.466cm" svg:y="9.091cm" svg:viewBox="0 0 944 634" svg:d="M398 21c-143 67-422-173-396 165 16 205 46 467 380 447 221-13 538-12 562-281l-165-133-232-49-66-33z">
          <text:p/>
        </draw:path>
        <draw:path draw:style-name="gr3" draw:text-style-name="P3" draw:layer="layout" svg:width="8.134cm" svg:height="3.669cm" draw:transform="rotate (-0.113620934304831) translate (10.5559631264546cm 9.12574340115149cm)" svg:viewBox="0 0 8135 3670" svg:d="M0 53c188 12 376-13 560-47 258-48 305 217 424 350 134 151 297 290 503 326 187 32 458-71 561 102 102 171-25 444 116 586 173 174 377 354 640 359 194 5 376 3 572-98 176-90 392-44 594-51 196-6 393-4 577 101 193 109 425 162 586 316 222 213 501 296 786 326 191 20 401 10 562 119 171 117 261 326 358 509 83 158 135 336 158 514 33 260 308 173 472 196 178 25 331-19 501 9l165-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8T19:08:04.908373797</meta:creation-date>
    <dc:date>2019-04-18T19:25:36.212874009</dc:date>
    <meta:editing-duration>PT7M20S</meta:editing-duration>
    <meta:editing-cycles>2</meta:editing-cycles>
    <meta:generator>LibreOffice/6.0.7.3$Linux_X86_64 LibreOffice_project/00m0$Build-3</meta:generator>
    <meta:document-statistic meta:object-count="33"/>
  </office:meta>
</office:document-meta>
</file>